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c9467" officeooo:paragraph-rsid="000c9467"/>
    </style:style>
    <style:style style:name="P2" style:family="paragraph" style:parent-style-name="Heading_20_2">
      <style:text-properties officeooo:rsid="000c9467" officeooo:paragraph-rsid="000c9467"/>
    </style:style>
    <style:style style:name="P3" style:family="paragraph" style:parent-style-name="Text_20_body" style:list-style-name="L1">
      <style:text-properties officeooo:rsid="000c9467" officeooo:paragraph-rsid="000c9467"/>
    </style:style>
    <style:style style:name="P4" style:family="paragraph" style:parent-style-name="Text_20_body" style:list-style-name="L2">
      <style:text-properties officeooo:rsid="000c9467" officeooo:paragraph-rsid="000c9467"/>
    </style:style>
    <style:style style:name="P5" style:family="paragraph" style:parent-style-name="Text_20_body" style:list-style-name="L3">
      <style:text-properties officeooo:rsid="000c9467" officeooo:paragraph-rsid="000c9467"/>
    </style:style>
    <style:style style:name="P6" style:family="paragraph" style:parent-style-name="Text_20_body" style:list-style-name="L3">
      <style:text-properties fo:font-weight="normal" officeooo:rsid="000c9467" officeooo:paragraph-rsid="000c9467" style:font-weight-asian="normal" style:font-weight-complex="normal"/>
    </style:style>
    <style:style style:name="P7" style:family="paragraph" style:parent-style-name="Text_20_body" style:list-style-name="L4">
      <style:text-properties officeooo:rsid="000c9467" officeooo:paragraph-rsid="000c946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1.5 Nowe ideologie i ruchy społeczne</text:h>
      <text:h text:style-name="P2" text:outline-level="2">1. Demokratyzajca w Europie</text:h>
      <text:list text:style-name="L1">
        <text:list-item>
          <text:p text:style-name="P3">W drugiej połowie XIX wieku wzrastała aktywność różnych grup społecznych i zaczęły kształtować się <text:span text:style-name="T1">partie polityczne</text:span>. </text:p>
        </text:list-item>
        <text:list-item>
          <text:p text:style-name="P3">Dzięki rozwojowi pracy szerokie masy zyskiwały coraz większy dostęp do informacji i opinii przez co upowszechniały się idee liberalne i socjalistyczne, a także nacjonalistyczne.</text:p>
        </text:list-item>
      </text:list>
      <text:h text:style-name="P2" text:outline-level="2">2. Socjalizm i ruch robotniczy</text:h>
      <text:list text:style-name="L2">
        <text:list-item>
          <text:p text:style-name="P4">Mimo stopniowych zmian związanych z demokratyzacją państw, nadal trudno było pogodzić sprzeczne interesy właścicieli zakładów przemysłowych i pracujących tam robotników.</text:p>
        </text:list-item>
        <text:list-item>
          <text:p text:style-name="P4">Socjaldemokraci chcieli przede wszystkim zmian w prawie wyborczym, dzięki którym ich przestawiciele mogliby zasiadać w parlamencie i wprowadzać zmiany drogą demokratyczną, a nie na skutek rewolucji. </text:p>
        </text:list-item>
        <text:list-item>
          <text:p text:style-name="P4">Konflikt między marksistami a socjaldemokratami zarysował się wyraźnie w utworzonej w <text:span text:style-name="T1">1889 r.</text:span> w Paryżu <text:span text:style-name="T1">II Międzynarodówce</text:span>. Nie udało się wtedy stworzyć jednolitej międzynarodowej organizacji, która połączyłaby walkę o cele ekonomiczne z celami politycznymi.</text:p>
        </text:list-item>
      </text:list>
      <text:h text:style-name="P2" text:outline-level="2">3. Chrześcijańska demokracja i nacjonalizm</text:h>
      <text:list text:style-name="L3">
        <text:list-item>
          <text:p text:style-name="P5">W drugiej połowie XIX wieku poza lewicowymi powstały również inne idee społeczno-polityczne tj. <text:span text:style-name="T1">chrześcijański ruch społeczny</text:span>, oparty na nauce Kościoła, stworzony przez <text:span text:style-name="T1">Leona XIII</text:span>.</text:p>
        </text:list-item>
        <text:list-item>
          <text:p text:style-name="P5">W <text:span text:style-name="T1">1891 r.</text:span> papież ogłosił encyklikę (pismo papieża skierowane do wiernych) <text:span text:style-name="T2">Rerum novarum</text:span>, w której ostro skrytykował komunizm i liberalizm. Propagował <text:span text:style-name="T1">solidaryzmn społeczny</text:span>, czyli współdziałanie różnych grup dla dobra ogółu.</text:p>
        </text:list-item>
        <text:list-item>
          <text:p text:style-name="P5">W zwiąku z zainterosowaniem ideami chrześcijańskiego ruchu społecznego, zaczęły powstawać stowarzyszenia i partie, które miały konkurować z wpływami socjalizmu.</text:p>
        </text:list-item>
        <text:list-item>
          <text:p text:style-name="P5">W XX w. z tego nurty wyłoniła się także <text:span text:style-name="T1">chrześcijańska demokracja</text:span> – <text:span text:style-name="T1">chadecja.</text:span></text:p>
        </text:list-item>
        <text:list-item>
          <text:p text:style-name="P6">Idee narodowe były szczególnie ważne dla walczących o pokój – m.in. Polaków. Wzmagał to też sukces zjednoczenia Włoch i Niemiec. Powstał <text:span text:style-name="T1">nacjonalizm</text:span>, głoszący że państwa powinny mieć charakter narodowy, a tożsamość narodowa jest najważniejszym elementem tożsamości każdego człowieka.</text:p>
        </text:list-item>
        <text:list-item>
          <text:p text:style-name="P6">Nacjonalizm czasami przybierał ostrzejsze formy. Na podstawie teorii <text:span text:style-name="T1">darwinizmu</text:span> <text:span text:style-name="T1">społecznego</text:span>, którego zwolennicy ustalali hierarchię narodów, uważając się za lepszych od innych. Łączyło się to również z rasizmem – powstanie antysemityzmu.</text:p>
        </text:list-item>
      </text:list>
      <text:h text:style-name="P2" text:outline-level="2"><text:soft-page-break/>4. Ruch na rzecz równouprawnienia kobiet</text:h>
      <text:list text:style-name="L4">
        <text:list-item>
          <text:p text:style-name="P7"><text:span text:style-name="T1">Sufrażystki</text:span> – walczyły o równouprawnienie dotyczącego przyznania kobietom praw wyborczym. Mimo ogromnego oporu społecznego, odniosły sukces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3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5T20:12:12.259590150</meta:creation-date>
    <dc:date>2025-11-25T20:27:32.556187200</dc:date>
    <meta:editing-duration>PT27S</meta:editing-duration>
    <meta:editing-cycles>1</meta:editing-cycles>
    <meta:document-statistic meta:table-count="0" meta:image-count="0" meta:object-count="0" meta:page-count="2" meta:paragraph-count="17" meta:word-count="324" meta:character-count="2406" meta:non-whitespace-character-count="2105"/>
    <meta:generator>LibreOffice/25.8.3.2$Linux_X86_64 LibreOffice_project/580$Build-2</meta:generator>
  </office:meta>
</office:document-meta>
</file>